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0000000F128B05FC7.png"/>
  <manifest:file-entry manifest:media-type="" manifest:full-path="Pictures/2000004100000BBD0000181A46BAB4E9.wmf"/>
  <manifest:file-entry manifest:media-type="" manifest:full-path="Pictures/2000029800000E7500000A7821AAEBB7.wmf"/>
  <manifest:file-entry manifest:media-type="" manifest:full-path="Pictures/20000145000012ED0000130C35C4B0B9.wmf"/>
  <manifest:file-entry manifest:media-type="image/jpeg" manifest:full-path="Pictures/1000000000000134000000F45422D197.jpg"/>
  <manifest:file-entry manifest:media-type="" manifest:full-path="Pictures/20000105000015DE00001EA9441091B1.wmf"/>
  <manifest:file-entry manifest:media-type="image/png" manifest:full-path="Pictures/1000020100000693000001DAA52BB85B.png"/>
  <manifest:file-entry manifest:media-type="image/jpeg" manifest:full-path="Pictures/10000000000000DC000000E50EFF3918.jpg"/>
  <manifest:file-entry manifest:media-type="image/jpeg" manifest:full-path="Pictures/10000000000000E1000000E1EABD779E.jpg"/>
  <manifest:file-entry manifest:media-type="image/png" manifest:full-path="Pictures/10000201000000A1000000A9E9AF57AA.png"/>
  <manifest:file-entry manifest:media-type="image/png" manifest:full-path="Pictures/100002010000012C0000012C07E9EA45.png"/>
  <manifest:file-entry manifest:media-type="" manifest:full-path="Pictures/2000004B00001228000013E186CE9D21.wmf"/>
  <manifest:file-entry manifest:media-type="image/jpeg" manifest:full-path="Pictures/10000000000000FE000000C73EFE3E0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auto-grow-height="false" fo:padding-top="0.125cm" fo:padding-bottom="0.125cm" fo:padding-left="0.25cm" fo:padding-right="0.25cm" fo:wrap-option="wrap"/>
    </style:style>
    <style:style style:name="gr3" style:family="graphic">
      <style:graphic-properties draw:stroke="solid" draw:fill="none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5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text-align="start" fo:text-indent="0cm" style:punctuation-wrap="hanging"/>
      <style:text-properties fo:hyphenate="false"/>
    </style:style>
    <style:style style:name="P3" style:family="paragraph">
      <style:paragraph-properties fo:margin-left="0cm" fo:margin-right="0cm" fo:text-align="start" fo:text-indent="0cm" style:punctuation-wrap="hanging"/>
      <style:text-properties fo:font-size="18pt" fo:hyphenate="false"/>
    </style:style>
    <style:style style:name="P4" style:family="paragraph">
      <style:paragraph-properties fo:text-align="center"/>
      <style:text-properties fo:color="#000080" fo:font-size="18pt" style:font-relief="embossed"/>
    </style:style>
    <style:style style:name="P5" style:family="paragraph">
      <style:text-properties fo:font-size="18pt"/>
    </style:style>
    <style:style style:name="T1" style:family="text">
      <style:text-properties fo:color="#000000" style:text-line-through-style="none" fo:font-family="メイリオ" style:font-family-generic="modern" fo:font-size="28pt" fo:font-style="normal" style:text-underline-style="none" fo:font-weight="bold" style:font-family-asian="メイリオ" style:font-pitch-asian="variable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0000" style:text-line-through-style="none" fo:font-family="メイリオ" style:font-family-generic="modern" fo:font-size="20pt" fo:font-style="normal" style:text-underline-style="none" fo:font-weight="bold" style:font-family-asian="メイリオ" style:font-pitch-asian="variable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color="#000000" style:text-line-through-style="none" fo:font-family="メイリオ" style:font-family-generic="modern" fo:font-size="12pt" fo:font-style="normal" style:text-underline-style="none" fo:font-weight="bold" style:font-family-asian="メイリオ" style:font-pitch-asian="variable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000000" style:text-line-through-style="none" fo:font-family="メイリオ" style:font-family-generic="modern" fo:font-size="16pt" fo:font-style="normal" style:text-underline-style="none" fo:font-weight="bold" style:font-family-asian="メイリオ" style:font-pitch-asian="variable" style:font-size-asian="16pt" style:font-style-asian="normal" style:font-weight-asian="bold" style:font-family-complex="メイリオ" style:font-family-generic-complex="modern" style:font-size-complex="16pt" style:font-style-complex="normal" style:font-weight-complex="bold"/>
    </style:style>
    <style:style style:name="T5" style:family="text">
      <style:text-properties fo:color="#ffc000" style:text-line-through-style="none" fo:font-family="メイリオ" style:font-family-generic="modern" fo:font-size="16pt" fo:font-style="normal" style:text-underline-style="none" fo:font-weight="bold" style:font-family-asian="メイリオ" style:font-pitch-asian="variable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color="#ffc000" style:text-line-through-style="none" fo:font-family="メイリオ" style:font-family-generic="modern" fo:font-size="28pt" fo:font-style="normal" style:text-underline-style="none" fo:font-weight="bold" style:font-family-asian="メイリオ" style:font-pitch-asian="variable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color="#ffc000" style:text-line-through-style="none" fo:font-family="メイリオ" style:font-family-generic="modern" fo:font-size="18pt" fo:font-style="normal" style:text-underline-style="none" fo:font-weight="bold" style:font-family-asian="メイリオ" style:font-pitch-asian="variable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style:text-line-through-style="none" fo:font-family="メイリオ" style:font-family-generic="modern" fo:font-size="28pt" fo:font-style="normal" style:text-underline-style="none" fo:font-weight="bold" style:font-family-asian="メイリオ" style:font-pitch-asian="variable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style:text-line-through-style="none" fo:font-family="メイリオ" style:font-family-generic="modern" fo:font-size="18pt" fo:font-style="normal" style:text-underline-style="none" fo:font-weight="bold" style:font-family-asian="メイリオ" style:font-pitch-asian="variable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style:text-line-through-style="none" fo:font-family="メイリオ" style:font-family-generic="modern" fo:font-size="16pt" fo:font-style="normal" style:text-underline-style="none" fo:font-weight="bold" style:font-family-asian="メイリオ" style:font-pitch-asian="variable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color="#800080" style:text-line-through-style="none" fo:font-family="HGP明朝B" style:font-family-generic="swiss" style:font-pitch="variable" fo:font-size="24pt" fo:font-style="normal" fo:text-shadow="none" style:text-underline-style="none" fo:font-weight="bold" style:font-family-asian="HGP明朝B" style:font-family-generic-asian="swiss" style:font-pitch-asian="variable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frame draw:name="図 8" draw:style-name="gr1" draw:text-style-name="P1" draw:layer="layout" svg:width="3.5cm" svg:height="4cm" svg:x="17.5cm" svg:y="10cm">
          <draw:image xlink:href="Pictures/20000105000015DE00001EA9441091B1.wmf" xlink:type="simple" xlink:show="embed" xlink:actuate="onLoad">
            <text:p/>
          </draw:image>
        </draw:frame>
        <draw:custom-shape draw:name="テキスト ボックス 17" draw:style-name="gr2" draw:text-style-name="P3" draw:layer="layout" svg:width="13.575cm" svg:height="5.425cm" svg:x="4.425cm" svg:y="9.075cm">
          <text:p text:style-name="P2"><text:span text:style-name="T1">日時：７月１</text:span><text:span text:style-name="T1">4</text:span><text:span text:style-name="T1">日 日曜日</text:span></text:p>
          <text:p text:style-name="P2"><text:span text:style-name="T1">　　午後３</text:span><text:span text:style-name="T1">:</text:span><text:span text:style-name="T1">００</text:span><text:span text:style-name="T1">~</text:span><text:span text:style-name="T2">（雨天決行）</text:span></text:p>
          <text:p text:style-name="P2"><text:span text:style-name="T1">場所：金杉会館広場</text:span></text:p>
          <draw:enhanced-geometry svg:viewBox="0 0 21600 21600" draw:type="rectangle" draw:enhanced-path="M 0 0 L 21600 0 21600 21600 0 21600 0 0 Z N"/>
        </draw:custom-shape>
        <draw:frame draw:name="図 11" draw:style-name="gr1" draw:text-style-name="P4" draw:layer="layout" svg:width="19.442cm" svg:height="5.473cm" svg:x="1.078cm" svg:y="2.784cm">
          <draw:image xlink:href="Pictures/1000020100000693000001DAA52BB85B.png" xlink:type="simple" xlink:show="embed" xlink:actuate="onLoad">
            <text:p/>
          </draw:image>
        </draw:frame>
        <draw:custom-shape draw:name="正方形/長方形 19" draw:style-name="gr2" draw:text-style-name="P3" draw:layer="layout" svg:width="9.703cm" svg:height="1.452cm" svg:x="5.887cm" svg:y="1.158cm">
          <text:p text:style-name="P2"><text:span text:style-name="T1">令和元年度金杉町会</text:span></text:p>
          <draw:enhanced-geometry svg:viewBox="0 0 21600 21600" draw:type="rectangle" draw:enhanced-path="M 0 0 L 21600 0 21600 21600 0 21600 0 0 Z N"/>
        </draw:custom-shape>
        <draw:frame draw:name="図 18" draw:style-name="gr1" draw:text-style-name="P1" draw:layer="layout" svg:width="2.662cm" svg:height="2.915cm" svg:x="0.536cm" svg:y="10.744cm">
          <draw:image xlink:href="Pictures/2000004B00001228000013E186CE9D21.wmf" xlink:type="simple" xlink:show="embed" xlink:actuate="onLoad">
            <text:p/>
          </draw:image>
        </draw:frame>
        <draw:frame draw:name="図 30" draw:style-name="gr1" draw:text-style-name="P1" draw:layer="layout" svg:width="1.831cm" svg:height="3.762cm" svg:x="2.572cm" svg:y="9.897cm">
          <draw:image xlink:href="Pictures/2000004100000BBD0000181A46BAB4E9.wmf" xlink:type="simple" xlink:show="embed" xlink:actuate="onLoad">
            <text:p/>
          </draw:image>
        </draw:frame>
        <draw:frame draw:name="図 51" draw:style-name="gr1" draw:text-style-name="P1" draw:layer="layout" svg:width="1.407cm" svg:height="1.416cm" svg:x="1.164cm" svg:y="0.992cm">
          <draw:image xlink:href="Pictures/20000145000012ED0000130C35C4B0B9.wmf" xlink:type="simple" xlink:show="embed" xlink:actuate="onLoad">
            <text:p/>
          </draw:image>
        </draw:frame>
        <draw:frame draw:name="図 52" draw:style-name="gr1" draw:text-style-name="P1" draw:layer="layout" svg:width="1.407cm" svg:height="1.416cm" svg:x="19.039cm" svg:y="1.184cm">
          <draw:image xlink:href="Pictures/20000145000012ED0000130C35C4B0B9.wmf" xlink:type="simple" xlink:show="embed" xlink:actuate="onLoad">
            <text:p/>
          </draw:image>
        </draw:frame>
        <draw:frame draw:name="図 57" draw:style-name="gr1" draw:text-style-name="P1" draw:layer="layout" svg:width="3.697cm" svg:height="2.676cm" svg:x="0.851cm" svg:y="23.568cm">
          <draw:image xlink:href="Pictures/2000029800000E7500000A7821AAEBB7.wmf" xlink:type="simple" xlink:show="embed" xlink:actuate="onLoad">
            <text:p/>
          </draw:image>
        </draw:frame>
        <draw:custom-shape draw:name="テキスト ボックス 15" draw:style-name="gr3" draw:text-style-name="P5" draw:layer="layout" svg:width="13.763cm" svg:height="0.768cm" svg:x="3.775cm" svg:y="28.703cm">
          <text:p text:style-name="P2"><text:span text:style-name="T3">※</text:span><text:span text:style-name="T3">駐車場はご用意しておりません。公共交通機関をご利用ください。</text:span></text:p>
          <draw:enhanced-geometry svg:viewBox="0 0 21600 21600" draw:type="rectangle" draw:enhanced-path="M 0 0 L 21600 0 21600 21600 0 21600 0 0 Z N"/>
        </draw:custom-shape>
        <draw:custom-shape draw:name="正方形/長方形 4" draw:style-name="gr3" draw:text-style-name="P5" draw:layer="layout" svg:width="15.473cm" svg:height="1.452cm" svg:x="3.062cm" svg:y="27.197cm">
          <text:p text:style-name="P2"><text:span text:style-name="T1">皆様、ふるってご参加ください！</text:span></text:p>
          <draw:enhanced-geometry svg:viewBox="0 0 21600 21600" draw:type="rectangle" draw:enhanced-path="M 0 0 L 21600 0 21600 21600 0 21600 0 0 Z N"/>
        </draw:custom-shape>
        <draw:custom-shape draw:name="テキスト ボックス 36" draw:style-name="gr3" draw:text-style-name="P5" draw:layer="layout" svg:width="7.921cm" svg:height="0.939cm" svg:x="12.363cm" svg:y="8.125cm">
          <text:p text:style-name="P2"><text:span text:style-name="T4">金杉町会夏祭り実行役員一同</text:span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3.554cm" svg:height="2.818cm" svg:x="17.263cm" svg:y="15.433cm">
          <draw:image xlink:href="Pictures/1000000000000134000000F45422D197.jpg" xlink:type="simple" xlink:show="embed" xlink:actuate="onLoad">
            <text:p/>
          </draw:image>
        </draw:frame>
        <draw:frame draw:name="Picture 4" draw:style-name="gr1" draw:text-style-name="P1" draw:layer="layout" svg:width="3.233cm" svg:height="3.233cm" svg:x="17.356cm" svg:y="19.408cm">
          <draw:image xlink:href="Pictures/10000000000000E1000000E1EABD779E.jpg" xlink:type="simple" xlink:show="embed" xlink:actuate="onLoad">
            <text:p/>
          </draw:image>
        </draw:frame>
        <draw:frame draw:name="Picture 6" draw:style-name="gr1" draw:text-style-name="P1" draw:layer="layout" svg:width="3.405cm" svg:height="3.544cm" svg:x="1.025cm" svg:y="14.707cm">
          <draw:image xlink:href="Pictures/10000000000000DC000000E50EFF3918.jpg" xlink:type="simple" xlink:show="embed" xlink:actuate="onLoad">
            <text:p/>
          </draw:image>
        </draw:frame>
        <draw:frame draw:name="Picture 10" draw:style-name="gr1" draw:text-style-name="P1" draw:layer="layout" svg:width="2.22cm" svg:height="2.783cm" svg:x="15.607cm" svg:y="0.501cm">
          <draw:image xlink:href="Pictures/10000201000000C0000000F128B05FC7.png" xlink:type="simple" xlink:show="embed" xlink:actuate="onLoad">
            <text:p/>
          </draw:image>
        </draw:frame>
        <draw:frame draw:name="Picture 12" draw:style-name="gr1" draw:text-style-name="P1" draw:layer="layout" svg:width="3.461cm" svg:height="3.461cm" svg:x="0.97cm" svg:y="19.295cm">
          <draw:image xlink:href="Pictures/100002010000012C0000012C07E9EA45.png" xlink:type="simple" xlink:show="embed" xlink:actuate="onLoad">
            <text:p/>
          </draw:image>
        </draw:frame>
        <draw:frame draw:name="Picture 14" draw:style-name="gr1" draw:text-style-name="P1" draw:layer="layout" svg:width="3.447cm" svg:height="2.701cm" svg:x="17.487cm" svg:y="24.009cm">
          <draw:image xlink:href="Pictures/10000000000000FE000000C73EFE3E00.jpg" xlink:type="simple" xlink:show="embed" xlink:actuate="onLoad">
            <text:p/>
          </draw:image>
        </draw:frame>
        <draw:frame draw:name="Picture 16" draw:style-name="gr1" draw:text-style-name="P1" draw:layer="layout" svg:width="1.857cm" svg:height="1.951cm" svg:x="4.001cm" svg:y="0.917cm">
          <draw:image xlink:href="Pictures/10000201000000A1000000A9E9AF57AA.png" xlink:type="simple" xlink:show="embed" xlink:actuate="onLoad">
            <text:p/>
          </draw:image>
        </draw:frame>
        <draw:frame draw:name="図 48" draw:style-name="gr1" draw:text-style-name="P1" draw:layer="layout" svg:width="1.407cm" svg:height="1.416cm" svg:x="0.922cm" svg:y="27.824cm">
          <draw:image xlink:href="Pictures/20000145000012ED0000130C35C4B0B9.wmf" xlink:type="simple" xlink:show="embed" xlink:actuate="onLoad">
            <text:p/>
          </draw:image>
        </draw:frame>
        <draw:frame draw:name="図 49" draw:style-name="gr1" draw:text-style-name="P1" draw:layer="layout" svg:width="1.407cm" svg:height="1.416cm" svg:x="19.427cm" svg:y="27.76cm">
          <draw:image xlink:href="Pictures/20000145000012ED0000130C35C4B0B9.wmf" xlink:type="simple" xlink:show="embed" xlink:actuate="onLoad">
            <text:p/>
          </draw:image>
        </draw:frame>
        <draw:custom-shape draw:name="正方形/長方形 54" draw:style-name="gr2" draw:text-style-name="P5" draw:layer="layout" svg:width="11.528cm" svg:height="3.001cm" svg:x="4.972cm" svg:y="14.499cm">
          <text:p><text:span text:style-name="T5"><text:s text:c="2"/></text:span><text:span text:style-name="T6">■</text:span><text:span text:style-name="T6">模 擬 店</text:span><text:span text:style-name="T7">（売切れ次第終了）</text:span></text:p>
          <text:p><text:span text:style-name="T7"><text:s text:c="2"/></text:span><text:span text:style-name="T6">■</text:span><text:span text:style-name="T6">射的　くじ</text:span></text:p>
          <draw:enhanced-geometry svg:viewBox="0 0 21600 21600" draw:type="rectangle" draw:enhanced-path="M 0 0 L 21600 0 21600 21600 0 21600 0 0 Z N"/>
        </draw:custom-shape>
        <draw:custom-shape draw:name="正方形/長方形 55" draw:style-name="gr2" draw:text-style-name="P5" draw:layer="layout" svg:width="12.134cm" svg:height="2.452cm" svg:x="5cm" svg:y="17.5cm">
          <text:p><text:span text:style-name="T8">■</text:span><text:span text:style-name="T8">子供山車</text:span><text:span text:style-name="T9">（午後</text:span><text:span text:style-name="T9">3</text:span><text:span text:style-name="T9">時～</text:span><text:span text:style-name="T9">5</text:span><text:span text:style-name="T9">時頃</text:span></text:p>
          <text:p><text:span text:style-name="T9">　　　　　　　　　町内練り歩き）</text:span></text:p>
          <draw:enhanced-geometry svg:viewBox="0 0 21600 21600" draw:type="rectangle" draw:enhanced-path="M 0 0 L 21600 0 21600 21600 0 21600 0 0 Z N"/>
        </draw:custom-shape>
        <draw:custom-shape draw:name="正方形/長方形 58" draw:style-name="gr2" draw:text-style-name="P5" draw:layer="layout" svg:width="6.497cm" svg:height="1.452cm" svg:x="5.503cm" svg:y="20cm">
          <text:p><text:span text:style-name="T8">■</text:span><text:span text:style-name="T8">太鼓たたき</text:span></text:p>
          <draw:enhanced-geometry svg:viewBox="0 0 21600 21600" draw:type="rectangle" draw:enhanced-path="M 0 0 L 21600 0 21600 21600 0 21600 0 0 Z N"/>
        </draw:custom-shape>
        <draw:custom-shape draw:name="正方形/長方形 59" draw:style-name="gr2" draw:text-style-name="P5" draw:layer="layout" svg:width="5.502cm" svg:height="1.452cm" svg:x="5cm" svg:y="22.351cm">
          <text:p><text:span text:style-name="T8">■</text:span><text:span text:style-name="T8">夜の部 </text:span></text:p>
          <draw:enhanced-geometry svg:viewBox="0 0 21600 21600" draw:type="rectangle" draw:enhanced-path="M 0 0 L 21600 0 21600 21600 0 21600 0 0 Z N"/>
        </draw:custom-shape>
        <draw:custom-shape draw:name="正方形/長方形 61" draw:style-name="gr2" draw:text-style-name="P5" draw:layer="layout" svg:width="10.5cm" svg:height="2.5cm" svg:x="5cm" svg:y="24cm">
          <text:p><text:span text:style-name="T10">午後</text:span><text:span text:style-name="T10">6</text:span><text:span text:style-name="T10">時３</text:span><text:span text:style-name="T10">0</text:span><text:span text:style-name="T10">分～８時頃　</text:span></text:p>
          <text:p><text:span text:style-name="T11">山　大樹　歌謡ショー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fo:font-family="Calibri" fo:font-size="23.7999992370605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3.7999992370605pt" style:font-style-asian="normal" style:font-weight-asian="normal" style:font-family-complex="Tahoma" style:font-family-generic-complex="system" style:font-pitch-complex="variable" style:font-size-complex="23.7999992370605pt" style:font-style-complex="normal" style:font-weight-complex="normal" style:text-emphasize="none" style:font-relief="none" fo:hyphenate="false"/>
    </style:style>
    <style:style style:name="標準-outline2" style:family="presentation" style:parent-style-name="標準-outline1">
      <style:paragraph-properties fo:margin-top="0cm" fo:margin-bottom="0.4cm" fo:line-height="90%" fo:text-align="start" style:punctuation-wrap="hanging"/>
      <style:text-properties fo:color="#000000" style:text-line-through-style="none" fo:font-family="Calibri" fo:font-size="17pt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標準-outline3" style:family="presentation" style:parent-style-name="標準-outline2">
      <style:paragraph-properties fo:margin-top="0cm" fo:margin-bottom="0.3cm" fo:line-height="90%" fo:text-align="start" style:punctuation-wrap="hanging"/>
      <style:text-properties fo:color="#000000" style:text-line-through-style="none" fo:font-family="Calibri" fo:font-size="15.3000001907349pt" fo:font-style="normal" style:text-underline-style="none" fo:font-weight="normal" style:font-size-asian="15.3000001907349pt" style:font-style-asian="normal" style:font-weight-asian="normal" style:font-size-complex="15.3000001907349pt" style:font-style-complex="normal" style:font-weight-complex="normal" fo:hyphenate="false"/>
    </style:style>
    <style:style style:name="標準-outline4" style:family="presentation" style:parent-style-name="標準-outline3">
      <style:paragraph-properties fo:margin-top="0cm" fo:margin-bottom="0.2cm" fo:line-height="90%" fo:text-align="start" style:punctuation-wrap="hanging"/>
      <style:text-properties fo:color="#000000" style:text-line-through-style="none" fo:font-family="Calibri" fo:font-size="15.3000001907349pt" fo:font-style="normal" style:text-underline-style="none" fo:font-weight="normal" style:font-size-asian="15.3000001907349pt" style:font-style-asian="normal" style:font-weight-asian="normal" style:font-size-complex="15.3000001907349pt" style:font-style-complex="normal" style:font-weight-complex="normal" fo:hyphenate="false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Calibri" fo:font-size="20.1000003814697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.1000003814697pt" style:font-style-asian="normal" style:font-weight-asian="normal" style:font-family-complex="Tahoma" style:font-family-generic-complex="system" style:font-pitch-complex="variable" style:font-size-complex="20.1000003814697pt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9cm" fo:page-height="30.2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2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19.438cm" svg:height="5.058cm" svg:x="1.079cm" svg:y="1.208cm" presentation:class="title" presentation:placeholder="true">
        <draw:text-box/>
      </draw:frame>
      <draw:frame presentation:style-name="標準-outline1" draw:layer="backgroundobjects" svg:width="19.438cm" svg:height="19.996cm" svg:x="1.079cm" svg:y="7.089cm" presentation:class="outline" presentation:placeholder="true">
        <draw:text-box/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9-06-29T18:16:19.89</dc:date>
    <dc:creator>Tetsuro Ohtake</dc:creator>
    <meta:generator>OpenOffice.org/3.0$Win32 OpenOffice.org_project/300m9$Build-9358</meta:generator>
    <meta:printed-by>Tetsuro Ohtake</meta:printed-by>
    <meta:print-date>2019-06-29T11:06:00.93</meta:print-date>
    <meta:editing-duration>PT00H51M27S</meta:editing-duration>
    <meta:editing-cycles>5</meta:editing-cycles>
    <meta:document-statistic meta:object-count="46"/>
    <meta:user-defined meta:name="情報 1"/>
    <meta:user-defined meta:name="情報 2"/>
    <meta:user-defined meta:name="情報 3"/>
    <meta:user-defined meta:name="情報 4"/>
  </office:meta>
</office:document-meta>
</file>